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Calibri Light" style:font-name-asian="Times New Roman" style:font-name-complex="Calibri Light" style:letter-kerning="false" style:language-asian="es" style:country-asian="ES" style:language-complex="ar" style:country-complex="SA"/>
    </style:style>
    <style:style style:name="T4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41"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text:s/>En “hogh.py” se ha creado el <text:s/>algoritmo de emparejamiento de líneas horizontales. Se ha establecido un umbral de 500 píxeles para emparejar, es decir, si dos líneas consecutivas están separadas<text:s/>una distancia menor<text:s/>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Standard"/>
      <text:p text:style-name="P39"/>
      <text:p text:style-name="Standard"><text:span text:style-name="T40">pip install opencv-contrib-python</text:span></text:p>
      <text:p text:style-name="Standard"/>
      <text:p text:style-name="Standard"/>
      <text:p text:style-name="Standard"/>
      <text:p text:style-name="Standard"/>
      <text:p text:style-name="Standard"/>
      <text:p text:style-name="P4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25T13:09:00Z</dc:date>
    <meta:template xlink:href="Normal.dotm" xlink:type="simple"/>
    <meta:editing-cycles>79</meta:editing-cycles>
    <meta:editing-duration>PT128160S</meta:editing-duration>
    <meta:document-statistic meta:page-count="4" meta:paragraph-count="19" meta:word-count="1509" meta:character-count="9795" meta:row-count="69" meta:non-whitespace-character-count="8305"/>
  </office:meta>
</office:document-meta>
</file>